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98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"/>
    <style:style style:name="ce2" style:family="table-cell" style:parent-style-name="Default">
      <style:text-properties style:font-name="DejaVu Math TeX Gyre" fo:font-size="11pt" style:font-size-asian="11pt" style:font-size-complex="11pt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 style:data-style-name="N11">
      <style:text-properties style:font-name="DejaVu Math TeX Gyre" fo:font-size="11pt" style:font-size-asian="11pt" style:font-size-complex="11pt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6" table:default-cell-style-name="Default"/>
        <table:table-column table:style-name="co1" table:default-cell-style-name="ce7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aneuvers</text:p>
          </table:table-cell>
          <table:table-cell table:number-columns-repeated="4"/>
          <table:table-cell table:style-name="ce2" table:number-columns-repeated="5"/>
          <table:table-cell table:style-name="Default"/>
          <table:table-cell table:style-name="ce2" table:number-columns-repeated="10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 table:style-name="ce2" table:number-columns-repeated="5"/>
          <table:table-cell table:style-name="Default" office:value-type="string" calcext:value-type="string">
            <text:p>Challenge points</text:p>
          </table:table-cell>
          <table:table-cell table:style-name="ce2"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B3]/5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D3]-8" office:value-type="float" office:value="7" calcext:value-type="float">
            <text:p>7</text:p>
          </table:table-cell>
          <table:table-cell table:style-name="ce2" table:number-columns-repeated="5"/>
          <table:table-cell table:formula="of:=[.B3]*[.C3]*(1+([.D3]-[.$E$7]-1)*0.05)*(21+[.E3]-[.$D$7])*0.05" office:value-type="float" office:value="240" calcext:value-type="float">
            <text:p>240</text:p>
          </table:table-cell>
          <table:table-cell table:style-name="ce2"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[.B4]/5" office:value-type="float" office:value="8.4" calcext:value-type="float">
            <text:p>8.4</text:p>
          </table:table-cell>
          <table:table-cell office:value-type="float" office:value="15" calcext:value-type="float">
            <text:p>15</text:p>
          </table:table-cell>
          <table:table-cell table:formula="of:=[.D4]-7" office:value-type="float" office:value="8" calcext:value-type="float">
            <text:p>8</text:p>
          </table:table-cell>
          <table:table-cell table:style-name="ce2" table:number-columns-repeated="5"/>
          <table:table-cell table:formula="of:=[.B4]*[.C4]*(1+([.D4]-[.$E$7]-1)*0.05)*(21+[.E4]-[.$D$7])*0.05" office:value-type="float" office:value="286.65" calcext:value-type="float">
            <text:p>28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[.B5]/5" office:value-type="float" office:value="8.8" calcext:value-type="float">
            <text:p>8.8</text:p>
          </table:table-cell>
          <table:table-cell office:value-type="float" office:value="15" calcext:value-type="float">
            <text:p>15</text:p>
          </table:table-cell>
          <table:table-cell table:formula="of:=[.D5]-7" office:value-type="float" office:value="8" calcext:value-type="float">
            <text:p>8</text:p>
          </table:table-cell>
          <table:table-cell table:style-name="ce2" table:number-columns-repeated="5"/>
          <table:table-cell table:formula="of:=[.B5]*[.C5]*(1+([.D5]-[.$E$7]-1)*0.05)*(21+[.E5]-[.$D$7])*0.05" office:value-type="float" office:value="314.6" calcext:value-type="float">
            <text:p>31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formula="of:=[.B6]/5" office:value-type="float" office:value="9.2" calcext:value-type="float">
            <text:p>9.2</text:p>
          </table:table-cell>
          <table:table-cell office:value-type="float" office:value="16" calcext:value-type="float">
            <text:p>16</text:p>
          </table:table-cell>
          <table:table-cell table:formula="of:=[.D6]-7" office:value-type="float" office:value="9" calcext:value-type="float">
            <text:p>9</text:p>
          </table:table-cell>
          <table:table-cell table:style-name="ce2" table:number-columns-repeated="5"/>
          <table:table-cell table:formula="of:=[.B6]*[.C6]*(1+([.D6]-[.$E$7]-1)*0.05)*(21+[.E6]-[.$D$7])*0.05" office:value-type="float" office:value="385.112" calcext:value-type="float">
            <text:p>38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formula="of:=[.B7]/5" office:value-type="float" office:value="9.6" calcext:value-type="float">
            <text:p>9.6</text:p>
          </table:table-cell>
          <table:table-cell office:value-type="float" office:value="16" calcext:value-type="float">
            <text:p>16</text:p>
          </table:table-cell>
          <table:table-cell table:formula="of:=[.D7]-7" office:value-type="float" office:value="9" calcext:value-type="float">
            <text:p>9</text:p>
          </table:table-cell>
          <table:table-cell table:style-name="ce2" table:number-columns-repeated="5"/>
          <table:table-cell table:formula="of:=[.B7]*[.C7]*(1+([.D7]-[.$E$7]-1)*0.05)*(21+[.E7]-[.$D$7])*0.05" office:value-type="float" office:value="419.328" calcext:value-type="float">
            <text:p>419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B8]/5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D8]-7" office:value-type="float" office:value="9" calcext:value-type="float">
            <text:p>9</text:p>
          </table:table-cell>
          <table:table-cell table:style-name="ce2" table:number-columns-repeated="5"/>
          <table:table-cell table:formula="of:=[.B8]*[.C8]*(1+([.D8]-[.$E$7]-1)*0.05)*(21+[.E8]-[.$D$7])*0.05" office:value-type="float" office:value="455" calcext:value-type="float">
            <text:p>45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B9]/5" office:value-type="float" office:value="10.4" calcext:value-type="float">
            <text:p>10.4</text:p>
          </table:table-cell>
          <table:table-cell office:value-type="float" office:value="17" calcext:value-type="float">
            <text:p>17</text:p>
          </table:table-cell>
          <table:table-cell table:formula="of:=[.D9]-7" office:value-type="float" office:value="10" calcext:value-type="float">
            <text:p>10</text:p>
          </table:table-cell>
          <table:table-cell table:style-name="ce2" table:number-columns-repeated="5"/>
          <table:table-cell table:formula="of:=[.B9]*[.C9]*(1+([.D9]-[.$E$7]-1)*0.05)*(21+[.E9]-[.$D$7])*0.05" office:value-type="float" office:value="547.56" calcext:value-type="float">
            <text:p>548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formula="of:=[.B10]/5" office:value-type="float" office:value="10.8" calcext:value-type="float">
            <text:p>10.8</text:p>
          </table:table-cell>
          <table:table-cell office:value-type="float" office:value="17" calcext:value-type="float">
            <text:p>17</text:p>
          </table:table-cell>
          <table:table-cell table:formula="of:=[.D10]-7" office:value-type="float" office:value="10" calcext:value-type="float">
            <text:p>10</text:p>
          </table:table-cell>
          <table:table-cell table:style-name="ce2" table:number-columns-repeated="6"/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formula="of:=[.B11]/5" office:value-type="float" office:value="11.2" calcext:value-type="float">
            <text:p>11.2</text:p>
          </table:table-cell>
          <table:table-cell office:value-type="float" office:value="17" calcext:value-type="float">
            <text:p>17</text:p>
          </table:table-cell>
          <table:table-cell table:formula="of:=[.D11]-7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Increase:</text:p>
          </table:table-cell>
          <table:table-cell table:style-name="ce4" table:formula="of:=[.K6]/[.K5] -1" office:value-type="percentage" office:value="0.224132231404959" calcext:value-type="percentage">
            <text:p>22.41%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[.B12]/5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D12]-7" office:value-type="float" office:value="11" calcext:value-type="float">
            <text:p>11</text:p>
          </table:table-cell>
          <table:table-cell table:style-name="ce2" table:number-columns-repeated="6"/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Avg increases</text:p>
          </table:table-cell>
          <table:table-cell office:value-type="float" office:value="2" calcext:value-type="float">
            <text:p>2</text:p>
          </table:table-cell>
          <table:table-cell table:formula="of:=[.C11]-[.C10]" office:value-type="float" office:value="0.399999999999999" calcext:value-type="float">
            <text:p>0.399999999999999</text:p>
          </table:table-cell>
          <table:table-cell table:formula="of:=AVERAGE([.D18:.D26])" office:value-type="float" office:value="0.333333333333333" calcext:value-type="float">
            <text:p>0.333333333333333</text:p>
          </table:table-cell>
          <table:table-cell table:formula="of:=[.D15]" office:value-type="float" office:value="0.333333333333333" calcext:value-type="float">
            <text:p>0.333333333333333</text:p>
          </table:table-cell>
          <table:table-cell table:style-name="ce2" table:number-columns-repeated="6"/>
          <table:table-cell table:number-columns-repeated="10"/>
        </table:table-row>
        <table:table-row table:style-name="ro1">
          <table:table-cell table:number-columns-repeated="5"/>
          <table:table-cell table:style-name="ce2" table:number-columns-repeated="6"/>
          <table:table-cell table:number-columns-repeated="10"/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 table:number-rows-repeated="3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Enemies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Challenge ratin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/>
          <table:table-cell table:style-name="ce3" office:value-type="string" calcext:value-type="string">
            <text:p>Number</text:p>
          </table:table-cell>
          <table:table-cell office:value-type="string" calcext:value-type="string">
            <text:p>3 players</text:p>
          </table:table-cell>
          <table:table-cell table:style-name="ce5" office:value-type="string" calcext:value-type="string">
            <text:p>2 players</text:p>
          </table:table-cell>
          <table:table-cell table:style-name="ce3" office:value-type="string" calcext:value-type="string">
            <text:p>Example</text:p>
          </table:table-cell>
          <table:table-cell table:style-name="Default" office:value-type="string" calcext:value-type="string">
            <text:p>Challenge points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K$6]*9/[.$K$33]" office:value-type="float" office:value="3466.008" calcext:value-type="float">
            <text:p>3466</text:p>
          </table:table-cell>
          <table:table-cell table:style-name="ce7" table:formula="of:=[.$K$6]*3*SQRT(3)/[.K33]" office:value-type="float" office:value="2001.1006518134" calcext:value-type="float">
            <text:p>2001</text:p>
          </table:table-cell>
          <table:table-cell table:formula="of:=[.$K$6]*3/[.K33]" office:value-type="float" office:value="1155.336" calcext:value-type="float">
            <text:p>1155</text:p>
          </table:table-cell>
          <table:table-cell office:value-type="string" calcext:value-type="string">
            <text:p>Chicken</text:p>
          </table:table-cell>
          <table:table-cell table:formula="of:=[.B33]*[.C33]*(1+0)*(21+[.E33]-[.D7])*0.05"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[.B34]/7" office:value-type="float" office:value="1.14285714285714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K$6]*9/[.K34]" office:value-type="float" office:value="1516.3785" calcext:value-type="float">
            <text:p>1516</text:p>
          </table:table-cell>
          <table:table-cell table:style-name="ce7" table:formula="of:=[.$K$6]*3*SQRT(3)/[.K34]" office:value-type="float" office:value="875.481535168361" calcext:value-type="float">
            <text:p>875</text:p>
          </table:table-cell>
          <table:table-cell table:formula="of:=[.$K$6]*3/[.K34]" office:value-type="float" office:value="505.4595" calcext:value-type="float">
            <text:p>505</text:p>
          </table:table-cell>
          <table:table-cell office:value-type="string" calcext:value-type="string">
            <text:p>Commoner</text:p>
          </table:table-cell>
          <table:table-cell table:formula="of:=[.B34]*[.C34]*(1+0)*(21+[.E34]-[.D8])*0.05" office:value-type="float" office:value="2.28571428571429" calcext:value-type="float">
            <text:p>2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7" table:formula="of:=[.B35]/7" office:value-type="float" office:value="1.71428571428571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35]-10" office:value-type="float" office:value="0" calcext:value-type="float">
            <text:p>0</text:p>
          </table:table-cell>
          <table:table-cell/>
          <table:table-cell table:formula="of:=[.$K$6]*9/[.K35]" office:value-type="float" office:value="673.946" calcext:value-type="float">
            <text:p>674</text:p>
          </table:table-cell>
          <table:table-cell table:style-name="ce7" table:formula="of:=[.$K$6]*3*SQRT(3)/[.K35]" office:value-type="float" office:value="389.102904519272" calcext:value-type="float">
            <text:p>389</text:p>
          </table:table-cell>
          <table:table-cell table:formula="of:=[.$K$6]*3/[.K35]" office:value-type="float" office:value="224.648666666667" calcext:value-type="float">
            <text:p>225</text:p>
          </table:table-cell>
          <table:table-cell office:value-type="string" calcext:value-type="string">
            <text:p>Goblin</text:p>
          </table:table-cell>
          <table:table-cell table:formula="of:=[.B35]*[.C35]*1*(21+[.E35]-[.D7])*0.05" office:value-type="float" office:value="5.14285714285714" calcext:value-type="float">
            <text:p>5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7" table:formula="of:=[.B36]/7" office:value-type="float" office:value="2.28571428571429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D36]-10" office:value-type="float" office:value="2" calcext:value-type="float">
            <text:p>2</text:p>
          </table:table-cell>
          <table:table-cell/>
          <table:table-cell table:formula="of:=[.$K$6]*9/[.K36]" office:value-type="float" office:value="246.165340909091" calcext:value-type="float">
            <text:p>246</text:p>
          </table:table-cell>
          <table:table-cell table:style-name="ce7" table:formula="of:=[.$K$6]*3*SQRT(3)/[.K36]" office:value-type="float" office:value="142.12362583902" calcext:value-type="float">
            <text:p>142</text:p>
          </table:table-cell>
          <table:table-cell table:formula="of:=[.$K$6]*3/[.K36]" office:value-type="float" office:value="82.0551136363636" calcext:value-type="float">
            <text:p>82</text:p>
          </table:table-cell>
          <table:table-cell office:value-type="string" calcext:value-type="string">
            <text:p>Bandit</text:p>
          </table:table-cell>
          <table:table-cell table:formula="of:=[.B36]*[.C36]*(1+([.D36]-[.$E$7]-1)*0.05)*(21+[.E36]-[.$D$7])*0.05" office:value-type="float" office:value="14.08" calcext:value-type="float">
            <text:p>14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7" table:formula="of:=[.B37]/7" office:value-type="float" office:value="2.85714285714286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37]-10" office:value-type="float" office:value="2" calcext:value-type="float">
            <text:p>2</text:p>
          </table:table-cell>
          <table:table-cell/>
          <table:table-cell table:formula="of:=[.$K$6]*9/[.K37]" office:value-type="float" office:value="157.545818181818" calcext:value-type="float">
            <text:p>158</text:p>
          </table:table-cell>
          <table:table-cell table:style-name="ce7" table:formula="of:=[.$K$6]*3*SQRT(3)/[.K37]" office:value-type="float" office:value="90.9591205369726" calcext:value-type="float">
            <text:p>91</text:p>
          </table:table-cell>
          <table:table-cell table:formula="of:=[.$K$6]*3/[.K37]" office:value-type="float" office:value="52.5152727272727" calcext:value-type="float">
            <text:p>53</text:p>
          </table:table-cell>
          <table:table-cell office:value-type="string" calcext:value-type="string">
            <text:p>Town guard</text:p>
          </table:table-cell>
          <table:table-cell table:formula="of:=[.B37]*[.C37]*(1+([.D37]-[.$E$7]-1)*0.05)*(21+[.E37]-[.$D$7])*0.05" office:value-type="float" office:value="22" calcext:value-type="float">
            <text:p>22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7" table:formula="of:=[.B38]/7" office:value-type="float" office:value="3.4285714285714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38]-10" office:value-type="float" office:value="3" calcext:value-type="float">
            <text:p>3</text:p>
          </table:table-cell>
          <table:table-cell/>
          <table:table-cell table:formula="of:=[.$K$6]*9/[.K38]" office:value-type="float" office:value="91.56875" calcext:value-type="float">
            <text:p>92</text:p>
          </table:table-cell>
          <table:table-cell table:style-name="ce7" table:formula="of:=[.$K$6]*3*SQRT(3)/[.K38]" office:value-type="float" office:value="52.8672424618576" calcext:value-type="float">
            <text:p>53</text:p>
          </table:table-cell>
          <table:table-cell table:formula="of:=[.$K$6]*3/[.K38]" office:value-type="float" office:value="30.5229166666667" calcext:value-type="float">
            <text:p>31</text:p>
          </table:table-cell>
          <table:table-cell office:value-type="string" calcext:value-type="string">
            <text:p>Orc</text:p>
          </table:table-cell>
          <table:table-cell table:formula="of:=[.B38]*[.C38]*(1+([.D38]-[.$E$7]-1)*0.05)*(21+[.E38]-[.$D$7])*0.05" office:value-type="float" office:value="37.8514285714286" calcext:value-type="float">
            <text:p>38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7" table:formula="of:=[.B39]/7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D39]-10" office:value-type="float" office:value="3" calcext:value-type="float">
            <text:p>3</text:p>
          </table:table-cell>
          <table:table-cell/>
          <table:table-cell table:formula="of:=[.$K$6]*9/[.K39]" office:value-type="float" office:value="67.275" calcext:value-type="float">
            <text:p>67</text:p>
          </table:table-cell>
          <table:table-cell table:style-name="ce7" table:formula="of:=[.$K$6]*3*SQRT(3)/[.K39]" office:value-type="float" office:value="38.8412393597321" calcext:value-type="float">
            <text:p>39</text:p>
          </table:table-cell>
          <table:table-cell table:formula="of:=[.$K$6]*3/[.K39]" office:value-type="float" office:value="22.425" calcext:value-type="float">
            <text:p>22</text:p>
          </table:table-cell>
          <table:table-cell office:value-type="string" calcext:value-type="string">
            <text:p>Soldier</text:p>
          </table:table-cell>
          <table:table-cell table:formula="of:=[.B39]*[.C39]*(1+([.D39]-[.$E$7]-1)*0.05)*(21+[.E39]-[.$D$7])*0.05" office:value-type="float" office:value="51.52" calcext:value-type="float">
            <text:p>52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7" table:formula="of:=[.B40]/7" office:value-type="float" office:value="4.57142857142857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D40]-10" office:value-type="float" office:value="4" calcext:value-type="float">
            <text:p>4</text:p>
          </table:table-cell>
          <table:table-cell/>
          <table:table-cell table:formula="of:=[.$K$6]*9/[.K40]" office:value-type="float" office:value="43.8766927083333" calcext:value-type="float">
            <text:p>44</text:p>
          </table:table-cell>
          <table:table-cell table:style-name="ce7" table:formula="of:=[.$K$6]*3*SQRT(3)/[.K40]" office:value-type="float" office:value="25.3322203463067" calcext:value-type="float">
            <text:p>25</text:p>
          </table:table-cell>
          <table:table-cell table:formula="of:=[.$K$6]*3/[.K40]" office:value-type="float" office:value="14.6255642361111" calcext:value-type="float">
            <text:p>15</text:p>
          </table:table-cell>
          <table:table-cell office:value-type="string" calcext:value-type="string">
            <text:p>Brown bear</text:p>
          </table:table-cell>
          <table:table-cell table:formula="of:=[.B40]*[.C40]*(1+([.D40]-[.$E$7]-1)*0.05)*(21+[.E40]-[.$D$7])*0.05" office:value-type="float" office:value="78.9942857142857" calcext:value-type="float">
            <text:p>79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7" table:formula="of:=[.B41]/7" office:value-type="float" office:value="5.14285714285714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D41]-10" office:value-type="float" office:value="4" calcext:value-type="float">
            <text:p>4</text:p>
          </table:table-cell>
          <table:table-cell/>
          <table:table-cell table:formula="of:=[.$K$6]*9/[.K41]" office:value-type="float" office:value="34.6680041152263" calcext:value-type="float">
            <text:p>35</text:p>
          </table:table-cell>
          <table:table-cell table:style-name="ce7" table:formula="of:=[.$K$6]*3*SQRT(3)/[.K41]" office:value-type="float" office:value="20.015581508193" calcext:value-type="float">
            <text:p>20</text:p>
          </table:table-cell>
          <table:table-cell table:formula="of:=[.$K$6]*3/[.K41]" office:value-type="float" office:value="11.5560013717421" calcext:value-type="float">
            <text:p>12</text:p>
          </table:table-cell>
          <table:table-cell office:value-type="string" calcext:value-type="string">
            <text:p>Bandit captain</text:p>
          </table:table-cell>
          <table:table-cell table:formula="of:=[.B41]*[.C41]*(1+([.D41]-[.$E$7]-1)*0.05)*(21+[.E41]-[.$D$7])*0.05" office:value-type="float" office:value="99.9771428571429" calcext:value-type="float">
            <text:p>100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7" table:formula="of:=[.B42]/7" office:value-type="float" office:value="5.71428571428571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D42]-10" office:value-type="float" office:value="5" calcext:value-type="float">
            <text:p>5</text:p>
          </table:table-cell>
          <table:table-cell/>
          <table:table-cell table:formula="of:=[.$K$6]*9/[.K42]" office:value-type="float" office:value="24.262056" calcext:value-type="float">
            <text:p>24</text:p>
          </table:table-cell>
          <table:table-cell table:style-name="ce7" table:formula="of:=[.$K$6]*3*SQRT(3)/[.K42]" office:value-type="float" office:value="14.0077045626938" calcext:value-type="float">
            <text:p>14</text:p>
          </table:table-cell>
          <table:table-cell table:formula="of:=[.$K$6]*3/[.K42]" office:value-type="float" office:value="8.087352" calcext:value-type="float">
            <text:p>8</text:p>
          </table:table-cell>
          <table:table-cell office:value-type="string" calcext:value-type="string">
            <text:p>Ogre</text:p>
          </table:table-cell>
          <table:table-cell table:formula="of:=[.B42]*[.C42]*(1+([.D42]-[.$E$7]-1)*0.05)*(21+[.E42]-[.$D$7])*0.05" office:value-type="float" office:value="142.857142857143" calcext:value-type="float">
            <text:p>143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style-name="ce7" table:formula="of:=[.B43]/7" office:value-type="float" office:value="6.28571428571429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D43]-10" office:value-type="float" office:value="5" calcext:value-type="float">
            <text:p>5</text:p>
          </table:table-cell>
          <table:table-cell/>
          <table:table-cell table:formula="of:=[.$K$6]*9/[.K43]" office:value-type="float" office:value="20.0512859504132" calcext:value-type="float">
            <text:p>20</text:p>
          </table:table-cell>
          <table:table-cell table:style-name="ce7" table:formula="of:=[.$K$6]*3*SQRT(3)/[.K43]" office:value-type="float" office:value="11.5766153410692" calcext:value-type="float">
            <text:p>12</text:p>
          </table:table-cell>
          <table:table-cell table:formula="of:=[.$K$6]*3/[.K43]" office:value-type="float" office:value="6.68376198347107" calcext:value-type="float">
            <text:p>7</text:p>
          </table:table-cell>
          <table:table-cell office:value-type="string" calcext:value-type="string">
            <text:p>Werewolf</text:p>
          </table:table-cell>
          <table:table-cell table:formula="of:=[.B43]*[.C43]*(1+([.D43]-[.$E$7]-1)*0.05)*(21+[.E43]-[.$D$7])*0.05" office:value-type="float" office:value="172.857142857143" calcext:value-type="float">
            <text:p>173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style-name="ce7" table:formula="of:=[.B44]/7" office:value-type="float" office:value="6.85714285714286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D44]-10" office:value-type="float" office:value="5" calcext:value-type="float">
            <text:p>5</text:p>
          </table:table-cell>
          <table:table-cell/>
          <table:table-cell table:formula="of:=[.$K$6]*9/[.K44]" office:value-type="float" office:value="16.84865" calcext:value-type="float">
            <text:p>17</text:p>
          </table:table-cell>
          <table:table-cell table:style-name="ce7" table:formula="of:=[.$K$6]*3*SQRT(3)/[.K44]" office:value-type="float" office:value="9.72757261298179" calcext:value-type="float">
            <text:p>10</text:p>
          </table:table-cell>
          <table:table-cell table:formula="of:=[.$K$6]*3/[.K44]" office:value-type="float" office:value="5.61621666666667" calcext:value-type="float">
            <text:p>6</text:p>
          </table:table-cell>
          <table:table-cell office:value-type="string" calcext:value-type="string">
            <text:p>Elite soldier</text:p>
          </table:table-cell>
          <table:table-cell table:formula="of:=[.B44]*[.C44]*(1+([.D44]-[.$E$7]-1)*0.05)*(21+[.E44]-[.$D$7])*0.05" office:value-type="float" office:value="205.714285714286" calcext:value-type="float">
            <text:p>206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style-name="ce7" table:formula="of:=[.B45]/7" office:value-type="float" office:value="7.42857142857143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[.D45]-10" office:value-type="float" office:value="6" calcext:value-type="float">
            <text:p>6</text:p>
          </table:table-cell>
          <table:table-cell/>
          <table:table-cell table:formula="of:=[.$K$6]*9/[.K45]" office:value-type="float" office:value="12.549166218397" calcext:value-type="float">
            <text:p>13</text:p>
          </table:table-cell>
          <table:table-cell table:style-name="ce7" table:formula="of:=[.$K$6]*3*SQRT(3)/[.K45]" office:value-type="float" office:value="7.24526449429686" calcext:value-type="float">
            <text:p>7</text:p>
          </table:table-cell>
          <table:table-cell table:formula="of:=[.$K$6]*3/[.K45]" office:value-type="float" office:value="4.18305540613233" calcext:value-type="float">
            <text:p>4</text:p>
          </table:table-cell>
          <table:table-cell office:value-type="string" calcext:value-type="string">
            <text:p>Giant crocodile</text:p>
          </table:table-cell>
          <table:table-cell table:formula="of:=[.B45]*[.C45]*(1+([.D45]-[.$E$7]-1)*0.05)*(21+[.E45]-[.$D$7])*0.05" office:value-type="float" office:value="276.194285714286" calcext:value-type="float">
            <text:p>276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style-name="ce7" table:formula="of:=[.B46]/7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D46]-10" office:value-type="float" office:value="6" calcext:value-type="float">
            <text:p>6</text:p>
          </table:table-cell>
          <table:table-cell/>
          <table:table-cell table:formula="of:=[.$K$6]*9/[.K46]" office:value-type="float" office:value="10.8204545454545" calcext:value-type="float">
            <text:p>11</text:p>
          </table:table-cell>
          <table:table-cell table:style-name="ce7" table:formula="of:=[.$K$6]*3*SQRT(3)/[.K46]" office:value-type="float" office:value="6.24719234457229" calcext:value-type="float">
            <text:p>6</text:p>
          </table:table-cell>
          <table:table-cell table:formula="of:=[.$K$6]*3/[.K46]" office:value-type="float" office:value="3.60681818181818" calcext:value-type="float">
            <text:p>4</text:p>
          </table:table-cell>
          <table:table-cell office:value-type="string" calcext:value-type="string">
            <text:p>Red drake</text:p>
          </table:table-cell>
          <table:table-cell table:formula="of:=[.B46]*[.C46]*(1+([.D46]-[.$E$7]-1)*0.05)*(21+[.E46]-[.$D$7])*0.05" office:value-type="float" office:value="320.32" calcext:value-type="float">
            <text:p>320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style-name="ce7" table:formula="of:=[.B47]/7" office:value-type="float" office:value="8.57142857142857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D47]-10" office:value-type="float" office:value="6" calcext:value-type="float">
            <text:p>6</text:p>
          </table:table-cell>
          <table:table-cell/>
          <table:table-cell table:formula="of:=[.$K$6]*9/[.K47]" office:value-type="float" office:value="9.42581818181818" calcext:value-type="float">
            <text:p>9</text:p>
          </table:table-cell>
          <table:table-cell table:style-name="ce7" table:formula="of:=[.$K$6]*3*SQRT(3)/[.K47]" office:value-type="float" office:value="5.4419986646052" calcext:value-type="float">
            <text:p>5</text:p>
          </table:table-cell>
          <table:table-cell table:formula="of:=[.$K$6]*3/[.K47]" office:value-type="float" office:value="3.14193939393939" calcext:value-type="float">
            <text:p>3</text:p>
          </table:table-cell>
          <table:table-cell office:value-type="string" calcext:value-type="string">
            <text:p>Yeti</text:p>
          </table:table-cell>
          <table:table-cell table:formula="of:=[.B47]*[.C47]*(1+([.D47]-[.$E$7]-1)*0.05)*(21+[.E47]-[.$D$7])*0.05" office:value-type="float" office:value="367.714285714286" calcext:value-type="float">
            <text:p>368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7" table:formula="of:=[.B48]/7" office:value-type="float" office:value="9.14285714285714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D48]-10" office:value-type="float" office:value="7" calcext:value-type="float">
            <text:p>7</text:p>
          </table:table-cell>
          <table:table-cell/>
          <table:table-cell table:formula="of:=[.$K$6]*9/[.K48]" office:value-type="float" office:value="7.31278211805556" calcext:value-type="float">
            <text:p>7</text:p>
          </table:table-cell>
          <table:table-cell table:style-name="ce7" table:formula="of:=[.$K$6]*3*SQRT(3)/[.K48]" office:value-type="float" office:value="4.22203672438446" calcext:value-type="float">
            <text:p>4</text:p>
          </table:table-cell>
          <table:table-cell table:formula="of:=[.$K$6]*3/[.K48]" office:value-type="float" office:value="2.43759403935185" calcext:value-type="float">
            <text:p>2</text:p>
          </table:table-cell>
          <table:table-cell office:value-type="string" calcext:value-type="string">
            <text:p>Mammoth</text:p>
          </table:table-cell>
          <table:table-cell table:formula="of:=[.B48]*[.C48]*(1+([.D48]-[.$E$7]-1)*0.05)*(21+[.E48]-[.$D$7])*0.05" office:value-type="float" office:value="473.965714285714" calcext:value-type="float">
            <text:p>474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style-name="ce7" table:formula="of:=[.B49]/7" office:value-type="float" office:value="9.71428571428571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D49]-10" office:value-type="float" office:value="7" calcext:value-type="float">
            <text:p>7</text:p>
          </table:table-cell>
          <table:table-cell/>
          <table:table-cell table:formula="of:=[.$K$6]*9/[.K49]" office:value-type="float" office:value="6.47775855440215" calcext:value-type="float">
            <text:p>6</text:p>
          </table:table-cell>
          <table:table-cell table:style-name="ce7" table:formula="of:=[.$K$6]*3*SQRT(3)/[.K49]" office:value-type="float" office:value="3.73993564512948" calcext:value-type="float">
            <text:p>4</text:p>
          </table:table-cell>
          <table:table-cell table:formula="of:=[.$K$6]*3/[.K49]" office:value-type="float" office:value="2.15925285146738" calcext:value-type="float">
            <text:p>2</text:p>
          </table:table-cell>
          <table:table-cell office:value-type="string" calcext:value-type="string">
            <text:p>Chimera</text:p>
          </table:table-cell>
          <table:table-cell table:formula="of:=[.B49]*[.C49]*(1+([.D49]-[.$E$7]-1)*0.05)*(21+[.E49]-[.$D$7])*0.05" office:value-type="float" office:value="535.062857142857" calcext:value-type="float">
            <text:p>535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style-name="ce7" table:formula="of:=[.B50]/7" office:value-type="float" office:value="10.2857142857143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D50]-10" office:value-type="float" office:value="7" calcext:value-type="float">
            <text:p>7</text:p>
          </table:table-cell>
          <table:table-cell/>
          <table:table-cell table:formula="of:=[.$K$6]*9/[.K50]" office:value-type="float" office:value="5.77800068587106" calcext:value-type="float">
            <text:p>6</text:p>
          </table:table-cell>
          <table:table-cell table:style-name="ce7" table:formula="of:=[.$K$6]*3*SQRT(3)/[.K50]" office:value-type="float" office:value="3.3359302513655" calcext:value-type="float">
            <text:p>3</text:p>
          </table:table-cell>
          <table:table-cell table:formula="of:=[.$K$6]*3/[.K50]" office:value-type="float" office:value="1.92600022862369" calcext:value-type="float">
            <text:p>2</text:p>
          </table:table-cell>
          <table:table-cell office:value-type="string" calcext:value-type="string">
            <text:p>Triceratops</text:p>
          </table:table-cell>
          <table:table-cell table:formula="of:=[.B50]*[.C50]*(1+([.D50]-[.$E$7]-1)*0.05)*(21+[.E50]-[.$D$7])*0.05" office:value-type="float" office:value="599.862857142857" calcext:value-type="float">
            <text:p>600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table:style-name="ce7" table:formula="of:=[.B51]/7" office:value-type="float" office:value="10.8571428571429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D51]-10" office:value-type="float" office:value="8" calcext:value-type="float">
            <text:p>8</text:p>
          </table:table-cell>
          <table:table-cell/>
          <table:table-cell table:formula="of:=[.$K$6]*9/[.K51]" office:value-type="float" office:value="4.61592797783934" calcext:value-type="float">
            <text:p>5</text:p>
          </table:table-cell>
          <table:table-cell table:style-name="ce7" table:formula="of:=[.$K$6]*3*SQRT(3)/[.K51]" office:value-type="float" office:value="2.66500726056546" calcext:value-type="float">
            <text:p>3</text:p>
          </table:table-cell>
          <table:table-cell table:formula="of:=[.$K$6]*3/[.K51]" office:value-type="float" office:value="1.53864265927978" calcext:value-type="float">
            <text:p>2</text:p>
          </table:table-cell>
          <table:table-cell office:value-type="string" calcext:value-type="string">
            <text:p>Giant</text:p>
          </table:table-cell>
          <table:table-cell table:formula="of:=[.B51]*[.C51]*(1+([.D51]-[.$E$7]-1)*0.05)*(21+[.E51]-[.$D$7])*0.05" office:value-type="float" office:value="750.88" calcext:value-type="float">
            <text:p>751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style-name="ce7" table:formula="of:=[.B52]/7" office:value-type="float" office:value="11.4285714285714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D52]-10" office:value-type="float" office:value="8" calcext:value-type="float">
            <text:p>8</text:p>
          </table:table-cell>
          <table:table-cell/>
          <table:table-cell table:formula="of:=[.$K$6]*9/[.K52]" office:value-type="float" office:value="4.165875" calcext:value-type="float">
            <text:p>4</text:p>
          </table:table-cell>
          <table:table-cell table:style-name="ce7" table:formula="of:=[.$K$6]*3*SQRT(3)/[.K52]" office:value-type="float" office:value="2.40516905266033" calcext:value-type="float">
            <text:p>2</text:p>
          </table:table-cell>
          <table:table-cell table:formula="of:=[.$K$6]*3/[.K52]" office:value-type="float" office:value="1.388625" calcext:value-type="float">
            <text:p>1</text:p>
          </table:table-cell>
          <table:table-cell office:value-type="string" calcext:value-type="string">
            <text:p>Vampire</text:p>
          </table:table-cell>
          <table:table-cell table:formula="of:=[.B52]*[.C52]*(1+([.D52]-[.$E$7]-1)*0.05)*(21+[.E52]-[.$D$7])*0.05" office:value-type="float" office:value="832" calcext:value-type="float">
            <text:p>832</text:p>
          </table:table-cell>
          <table:table-cell table:number-columns-repeated="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table:style-name="ce7" table:formula="of:=[.B53]/7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D53]-10" office:value-type="float" office:value="8" calcext:value-type="float">
            <text:p>8</text:p>
          </table:table-cell>
          <table:table-cell/>
          <table:table-cell table:formula="of:=[.$K$6]*9/[.K53]" office:value-type="float" office:value="3.77857142857143" calcext:value-type="float">
            <text:p>4</text:p>
          </table:table-cell>
          <table:table-cell table:style-name="ce7" table:formula="of:=[.$K$6]*3*SQRT(3)/[.K53]" office:value-type="float" office:value="2.18155923143794" calcext:value-type="float">
            <text:p>2</text:p>
          </table:table-cell>
          <table:table-cell table:formula="of:=[.$K$6]*3/[.K53]" office:value-type="float" office:value="1.25952380952381" calcext:value-type="float">
            <text:p>1</text:p>
          </table:table-cell>
          <table:table-cell office:value-type="string" calcext:value-type="string">
            <text:p>T. Rex</text:p>
          </table:table-cell>
          <table:table-cell table:formula="of:=[.B53]*[.C53]*(1+([.D53]-[.$E$7]-1)*0.05)*(21+[.E53]-[.$D$7])*0.05" office:value-type="float" office:value="917.28" calcext:value-type="float">
            <text:p>917</text:p>
          </table:table-cell>
          <table:table-cell table:number-columns-repeated="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table:style-name="ce7" table:formula="of:=[.B54]/7" office:value-type="float" office:value="12.5714285714286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D54]-10" office:value-type="float" office:value="9" calcext:value-type="float">
            <text:p>9</text:p>
          </table:table-cell>
          <table:table-cell/>
          <table:table-cell table:formula="of:=[.$K$6]*9/[.K54]" office:value-type="float" office:value="3.08671273867199" calcext:value-type="float">
            <text:p>3</text:p>
          </table:table-cell>
          <table:table-cell table:style-name="ce7" table:formula="of:=[.$K$6]*3*SQRT(3)/[.K54]" office:value-type="float" office:value="1.78211443058332" calcext:value-type="float">
            <text:p>2</text:p>
          </table:table-cell>
          <table:table-cell table:formula="of:=[.$K$6]*3/[.K54]" office:value-type="float" office:value="1.028904246224" calcext:value-type="float">
            <text:p>1</text:p>
          </table:table-cell>
          <table:table-cell office:value-type="string" calcext:value-type="string">
            <text:p>Sea serpent</text:p>
          </table:table-cell>
          <table:table-cell table:formula="of:=[.B54]*[.C54]*(1+([.D54]-[.$E$7]-1)*0.05)*(21+[.E54]-[.$D$7])*0.05" office:value-type="float" office:value="1122.88" calcext:value-type="float">
            <text:p>1123</text:p>
          </table:table-cell>
          <table:table-cell table:number-columns-repeated="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table:style-name="ce7" table:formula="of:=[.B55]/7" office:value-type="float" office:value="13.1428571428571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D55]-10" office:value-type="float" office:value="9" calcext:value-type="float">
            <text:p>9</text:p>
          </table:table-cell>
          <table:table-cell/>
          <table:table-cell table:formula="of:=[.$K$6]*9/[.K55]" office:value-type="float" office:value="2.82413793103448" calcext:value-type="float">
            <text:p>3</text:p>
          </table:table-cell>
          <table:table-cell table:style-name="ce7" table:formula="of:=[.$K$6]*3*SQRT(3)/[.K55]" office:value-type="float" office:value="1.63051679471139" calcext:value-type="float">
            <text:p>2</text:p>
          </table:table-cell>
          <table:table-cell table:formula="of:=[.$K$6]*3/[.K55]" office:value-type="float" office:value="0.941379310344828" calcext:value-type="float">
            <text:p>1</text:p>
          </table:table-cell>
          <table:table-cell office:value-type="string" calcext:value-type="string">
            <text:p>Adult dragon</text:p>
          </table:table-cell>
          <table:table-cell table:formula="of:=[.B55]*[.C55]*(1+([.D55]-[.$E$7]-1)*0.05)*(21+[.E55]-[.$D$7])*0.05" office:value-type="float" office:value="1227.28" calcext:value-type="float">
            <text:p>1227</text:p>
          </table:table-cell>
          <table:table-cell table:number-columns-repeated="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table:style-name="ce7" table:formula="of:=[.B56]/7" office:value-type="float" office:value="13.7142857142857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[.D56]-10" office:value-type="float" office:value="9" calcext:value-type="float">
            <text:p>9</text:p>
          </table:table-cell>
          <table:table-cell/>
          <table:table-cell table:formula="of:=[.$K$6]*9/[.K56]" office:value-type="float" office:value="2.59369612068966" calcext:value-type="float">
            <text:p>3</text:p>
          </table:table-cell>
          <table:table-cell table:style-name="ce7" table:formula="of:=[.$K$6]*3*SQRT(3)/[.K56]" office:value-type="float" office:value="1.49747115347626" calcext:value-type="float">
            <text:p>1</text:p>
          </table:table-cell>
          <table:table-cell table:formula="of:=[.$K$6]*3/[.K56]" office:value-type="float" office:value="0.864565373563218" calcext:value-type="float">
            <text:p>1</text:p>
          </table:table-cell>
          <table:table-cell office:value-type="string" calcext:value-type="string">
            <text:p>Pit fiend</text:p>
          </table:table-cell>
          <table:table-cell table:formula="of:=[.B56]*[.C56]*(1+([.D56]-[.$E$7]-1)*0.05)*(21+[.E56]-[.$D$7])*0.05" office:value-type="float" office:value="1336.32" calcext:value-type="float">
            <text:p>1336</text:p>
          </table:table-cell>
          <table:table-cell table:number-columns-repeated="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style-name="ce7" table:formula="of:=[.B57]/7" office:value-type="float" office:value="14.2857142857143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D57]-10" office:value-type="float" office:value="10" calcext:value-type="float">
            <text:p>10</text:p>
          </table:table-cell>
          <table:table-cell/>
          <table:table-cell table:formula="of:=[.$K$6]*9/[.K57]" office:value-type="float" office:value="2.1566272" calcext:value-type="float">
            <text:p>2</text:p>
          </table:table-cell>
          <table:table-cell table:style-name="ce7" table:formula="of:=[.$K$6]*3*SQRT(3)/[.K57]" office:value-type="float" office:value="1.24512929446167" calcext:value-type="float">
            <text:p>1</text:p>
          </table:table-cell>
          <table:table-cell table:formula="of:=[.$K$6]*3/[.K57]" office:value-type="float" office:value="0.718875733333333" calcext:value-type="float">
            <text:p>1</text:p>
          </table:table-cell>
          <table:table-cell office:value-type="string" calcext:value-type="string">
            <text:p>Balor</text:p>
          </table:table-cell>
          <table:table-cell table:formula="of:=[.B57]*[.C57]*(1+([.D57]-[.$E$7]-1)*0.05)*(21+[.E57]-[.$D$7])*0.05" office:value-type="float" office:value="1607.14285714286" calcext:value-type="float">
            <text:p>1607</text:p>
          </table:table-cell>
          <table:table-cell table:number-columns-repeated="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  <table:table-cell table:style-name="ce7" table:formula="of:=[.B58]/7" office:value-type="float" office:value="14.8571428571429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D58]-10" office:value-type="float" office:value="10" calcext:value-type="float">
            <text:p>10</text:p>
          </table:table-cell>
          <table:table-cell/>
          <table:table-cell table:formula="of:=[.$K$6]*9/[.K58]" office:value-type="float" office:value="1.99392307692308" calcext:value-type="float">
            <text:p>2</text:p>
          </table:table-cell>
          <table:table-cell table:style-name="ce7" table:formula="of:=[.$K$6]*3*SQRT(3)/[.K58]" office:value-type="float" office:value="1.15119202520495" calcext:value-type="float">
            <text:p>1</text:p>
          </table:table-cell>
          <table:table-cell table:formula="of:=[.$K$6]*3/[.K58]" office:value-type="float" office:value="0.664641025641025" calcext:value-type="float">
            <text:p>1</text:p>
          </table:table-cell>
          <table:table-cell office:value-type="string" calcext:value-type="string">
            <text:p>Solar</text:p>
          </table:table-cell>
          <table:table-cell table:formula="of:=[.B58]*[.C58]*(1+([.D58]-[.$E$7]-1)*0.05)*(21+[.E58]-[.$D$7])*0.05" office:value-type="float" office:value="1738.28571428571" calcext:value-type="float">
            <text:p>1738</text:p>
          </table:table-cell>
          <table:table-cell table:number-columns-repeated="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table:style-name="ce7" table:formula="of:=[.B59]/7" office:value-type="float" office:value="15.4285714285714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D59]-10" office:value-type="float" office:value="10" calcext:value-type="float">
            <text:p>10</text:p>
          </table:table-cell>
          <table:table-cell/>
          <table:table-cell table:formula="of:=[.$K$6]*9/[.K59]" office:value-type="float" office:value="1.84896021947874" calcext:value-type="float">
            <text:p>2</text:p>
          </table:table-cell>
          <table:table-cell table:style-name="ce7" table:formula="of:=[.$K$6]*3*SQRT(3)/[.K59]" office:value-type="float" office:value="1.06749768043696" calcext:value-type="float">
            <text:p>1</text:p>
          </table:table-cell>
          <table:table-cell table:formula="of:=[.$K$6]*3/[.K59]" office:value-type="float" office:value="0.616320073159579" calcext:value-type="float">
            <text:p>1</text:p>
          </table:table-cell>
          <table:table-cell office:value-type="string" calcext:value-type="string">
            <text:p>Lich</text:p>
          </table:table-cell>
          <table:table-cell table:formula="of:=[.B59]*[.C59]*(1+([.D59]-[.$E$7]-1)*0.05)*(21+[.E59]-[.$D$7])*0.05" office:value-type="float" office:value="1874.57142857143" calcext:value-type="float">
            <text:p>1875</text:p>
          </table:table-cell>
          <table:table-cell table:number-columns-repeated="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table:style-name="ce7" table:formula="of:=[.B60]/7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[.D60]-10" office:value-type="float" office:value="11" calcext:value-type="float">
            <text:p>11</text:p>
          </table:table-cell>
          <table:table-cell/>
          <table:table-cell table:formula="of:=[.$K$6]*9/[.K60]" office:value-type="float" office:value="1.55980342741936" calcext:value-type="float">
            <text:p>2</text:p>
          </table:table-cell>
          <table:table-cell table:style-name="ce7" table:formula="of:=[.$K$6]*3*SQRT(3)/[.K60]" office:value-type="float" office:value="0.900552928703465" calcext:value-type="float">
            <text:p>1</text:p>
          </table:table-cell>
          <table:table-cell table:formula="of:=[.$K$6]*3/[.K60]" office:value-type="float" office:value="0.519934475806452" calcext:value-type="float">
            <text:p>1</text:p>
          </table:table-cell>
          <table:table-cell office:value-type="string" calcext:value-type="string">
            <text:p>Kraken</text:p>
          </table:table-cell>
          <table:table-cell table:formula="of:=[.B60]*[.C60]*(1+([.D60]-[.$E$7]-1)*0.05)*(21+[.E60]-[.$D$7])*0.05" office:value-type="float" office:value="2222.08" calcext:value-type="float">
            <text:p>2222</text:p>
          </table:table-cell>
          <table:table-cell table:number-columns-repeated="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table:style-name="ce7" table:formula="of:=[.B61]/7" office:value-type="float" office:value="16.5714285714286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[.D61]-10" office:value-type="float" office:value="11" calcext:value-type="float">
            <text:p>11</text:p>
          </table:table-cell>
          <table:table-cell/>
          <table:table-cell table:formula="of:=[.$K$6]*9/[.K61]" office:value-type="float" office:value="1.45408547811745" calcext:value-type="float">
            <text:p>1</text:p>
          </table:table-cell>
          <table:table-cell table:style-name="ce7" table:formula="of:=[.$K$6]*3*SQRT(3)/[.K61]" office:value-type="float" office:value="0.839516642215834" calcext:value-type="float">
            <text:p>1</text:p>
          </table:table-cell>
          <table:table-cell table:formula="of:=[.$K$6]*3/[.K61]" office:value-type="float" office:value="0.484695159372483" calcext:value-type="float">
            <text:p>0</text:p>
          </table:table-cell>
          <table:table-cell office:value-type="string" calcext:value-type="string">
            <text:p>Ancient dragon</text:p>
          </table:table-cell>
          <table:table-cell table:formula="of:=[.B61]*[.C61]*(1+([.D61]-[.$E$7]-1)*0.05)*(21+[.E61]-[.$D$7])*0.05" office:value-type="float" office:value="2383.63428571429" calcext:value-type="float">
            <text:p>2384</text:p>
          </table:table-cell>
          <table:table-cell table:number-columns-repeated="10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0" calcext:value-type="float">
            <text:p>120</text:p>
          </table:table-cell>
          <table:table-cell table:style-name="ce7" table:formula="of:=[.B62]/7" office:value-type="float" office:value="17.1428571428571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formula="of:=[.$K$6]*9/[.K62]" office:value-type="float" office:value="1.23887132352941" calcext:value-type="float">
            <text:p>1</text:p>
          </table:table-cell>
          <table:table-cell table:style-name="ce7" table:formula="of:=[.$K$6]*3*SQRT(3)/[.K62]" office:value-type="float" office:value="0.715262692131014" calcext:value-type="float">
            <text:p>1</text:p>
          </table:table-cell>
          <table:table-cell table:formula="of:=[.$K$6]*3/[.K62]" office:value-type="float" office:value="0.412957107843137" calcext:value-type="float">
            <text:p>0</text:p>
          </table:table-cell>
          <table:table-cell office:value-type="string" calcext:value-type="string">
            <text:p>Demon lord</text:p>
          </table:table-cell>
          <table:table-cell table:formula="of:=[.B62]*[.C62]*(1+([.D62]-[.$E$7]-1)*0.05)*(21+[.E62]-[.$D$7])*0.05" office:value-type="float" office:value="2797.71428571429" calcext:value-type="float">
            <text:p>2798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9.5" calcext:value-type="float">
            <text:p>9.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/>
          <table:table-cell table:style-name="Default"/>
          <table:table-cell/>
          <table:table-cell table:formula="of:=[.B63]*[.C63]*(1+([.D63]-[.$E$7]-1)*0.05)*(21+[.E63]-[.$D$7])*0.05" office:value-type="float" office:value="294.975" calcext:value-type="float">
            <text:p>29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7.5" calcext:value-type="float">
            <text:p>7.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/>
          <table:table-cell table:style-name="Default"/>
          <table:table-cell/>
          <table:table-cell table:formula="of:=[.B64]*[.C64]*(1+([.D64]-[.$E$7]-1)*0.05)*(21+[.E64]-[.$D$7])*0.05" office:value-type="float" office:value="263.25" calcext:value-type="float">
            <text:p>26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vg increases</text:p>
          </table:table-cell>
          <table:table-cell office:value-type="float" office:value="2" calcext:value-type="float">
            <text:p>2</text:p>
          </table:table-cell>
          <table:table-cell table:formula="of:=[.C61]-[.C60]" office:value-type="float" office:value="0.571428571428601" calcext:value-type="float">
            <text:p>0.571428571428601</text:p>
          </table:table-cell>
          <table:table-cell table:formula="of:=AVERAGE([.D68:.D76])" office:value-type="float" office:value="0.555555555555556" calcext:value-type="float">
            <text:p>0.555555555555556</text:p>
          </table:table-cell>
          <table:table-cell table:formula="of:=[.D65]" office:value-type="float" office:value="0.555555555555556" calcext:value-type="float">
            <text:p>0.555555555555556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 table:number-rows-repeated="2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7" number:min-decimal-places="17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6:00:22.114788487</meta:creation-date>
    <dc:date>2023-07-12T14:25:35.441770268</dc:date>
    <meta:editing-duration>P2DT4H39M54S</meta:editing-duration>
    <meta:editing-cycles>8</meta:editing-cycles>
    <meta:generator>LibreOffice/7.4.7.2$Linux_X86_64 LibreOffice_project/40$Build-2</meta:generator>
    <meta:document-statistic meta:table-count="1" meta:cell-count="415" meta:object-count="0"/>
  </office:meta>
</office:document-meta>
</file>